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002cd" officeooo:paragraph-rsid="001002cd" style:font-size-asian="11pt" style:font-style-asian="normal" style:font-weight-asian="normal"/>
    </style:style>
    <style:style style:name="P2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style:font-size-asian="11pt" style:font-style-asian="normal" style:font-weight-asian="normal"/>
    </style:style>
    <style:style style:name="P3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1145a" officeooo:paragraph-rsid="0011145a" style:font-size-asian="11pt" style:font-style-asian="normal" style:font-weight-asian="normal"/>
    </style:style>
    <style:style style:name="P4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29b1a" officeooo:paragraph-rsid="00129b1a" style:font-size-asian="11pt" style:font-style-asian="normal" style:font-weight-asian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1pt" fo:language="en" fo:country="US" fo:font-style="normal" fo:font-weight="normal" officeooo:rsid="0014518f" officeooo:paragraph-rsid="0014518f" style:font-size-asian="11pt" style:font-style-asian="normal" style:font-weight-asian="normal"/>
    </style:style>
    <style:style style:name="P6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4518f" officeooo:paragraph-rsid="0014518f" style:font-size-asian="11pt" style:font-style-asian="normal" style:font-weight-asian="normal"/>
    </style:style>
    <style:style style:name="P7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74fc5" officeooo:paragraph-rsid="00174fc5" style:font-size-asian="11pt" style:font-style-asian="normal" style:font-weight-asian="normal"/>
    </style:style>
    <style:style style:name="P8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74fc5" officeooo:paragraph-rsid="001834ca" style:font-size-asian="11pt" style:font-style-asian="normal" style:font-weight-asian="normal"/>
    </style:style>
    <style:style style:name="P9" style:family="paragraph" style:parent-style-name="Standard">
      <style:paragraph-properties fo:line-height="115%"/>
      <style:text-properties style:font-name="Liberation Mono" fo:font-size="11pt" fo:language="en" fo:country="US" fo:font-style="normal" fo:font-weight="normal" officeooo:rsid="001bd36b" officeooo:paragraph-rsid="001bd36b" style:font-size-asian="11pt" style:font-style-asian="normal" style:font-weight-asian="normal"/>
    </style:style>
    <style:style style:name="P10" style:family="paragraph" style:parent-style-name="Standard">
      <style:paragraph-properties fo:line-height="115%"/>
      <style:text-properties style:font-name="Liberation Mono" fo:font-size="14pt" fo:language="en" fo:country="US" fo:font-style="normal" fo:font-weight="bold" officeooo:rsid="001bd36b" officeooo:paragraph-rsid="001bd36b" style:font-size-asian="14pt" style:font-style-asian="normal" style:font-weight-asian="bold" style:font-size-complex="14pt" style:font-weight-complex="bold"/>
    </style:style>
    <style:style style:name="T1" style:family="text">
      <style:text-properties officeooo:rsid="00129b1a"/>
    </style:style>
    <style:style style:name="T2" style:family="text">
      <style:text-properties officeooo:rsid="001834ca"/>
    </style:style>
    <style:style style:name="T3" style:family="text">
      <style:text-properties officeooo:rsid="00174fc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ay-Cylinder Intersection Derivations</text:p>
      <text:p text:style-name="P1"/>
      <text:p text:style-name="P1">Implicit formula of a cylinder with the axis through point C in direction of<draw:frame draw:style-name="fr1" draw:name="Objekt6" text:anchor-type="as-char" svg:y="-0.377cm" svg:width="0.434cm" svg:height="0.467cm" draw:z-index="5"><draw:object xlink:href="./Object 6" xlink:type="simple" xlink:show="embed" xlink:actuate="onLoad"/><draw:image xlink:href="./ObjectReplacements/Object 6" xlink:type="simple" xlink:show="embed" xlink:actuate="onLoad"/></draw:frame>, where<draw:frame draw:style-name="fr1" draw:name="Objekt7" text:anchor-type="as-char" svg:y="-0.377cm" svg:width="1.513cm" svg:height="0.471cm" draw:z-index="6"><draw:object xlink:href="./Object 7" xlink:type="simple" xlink:show="embed" xlink:actuate="onLoad"/><draw:image xlink:href="./ObjectReplacements/Object 7" xlink:type="simple" xlink:show="embed" xlink:actuate="onLoad"/><svg:desc>Formel</svg:desc></draw:frame> with radius r. A point X is on the surface of the cylinder if it satisfies:</text:p>
      <text:p text:style-name="P1"/>
      <text:p text:style-name="P2"><draw:frame draw:style-name="fr1" draw:name="Objekt1" text:anchor-type="as-char" svg:y="-0.459cm" svg:width="5.893cm" svg:height="0.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1">So for the ray-cylinder intersection we want<draw:frame draw:style-name="fr1" draw:name="Objekt8" text:anchor-type="as-char" svg:y="-0.445cm" svg:width="2.26cm" svg:height="0.534cm" draw:z-index="7"><draw:object xlink:href="./Object 8" xlink:type="simple" xlink:show="embed" xlink:actuate="onLoad"/><draw:image xlink:href="./ObjectReplacements/Object 8" xlink:type="simple" xlink:show="embed" xlink:actuate="onLoad"/><svg:desc>Formel</svg:desc></draw:frame>:</text:p>
      <text:p text:style-name="P1"/>
      <text:p text:style-name="P2"><draw:frame draw:style-name="fr1" draw:name="Objekt2" text:anchor-type="as-char" svg:y="-1.393cm" svg:width="16.616cm" svg:height="2.66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3">For <draw:frame draw:style-name="fr1" draw:name="Objekt9" text:anchor-type="as-char" svg:y="-0.445cm" svg:width="1.707cm" svg:height="0.55cm" draw:z-index="8"><draw:object xlink:href="./Object 9" xlink:type="simple" xlink:show="embed" xlink:actuate="onLoad"/><draw:image xlink:href="./ObjectReplacements/Object 9" xlink:type="simple" xlink:show="embed" xlink:actuate="onLoad"/><svg:desc>Formel</svg:desc></draw:frame><text:span text:style-name="T1">we get:</text:span></text:p>
      <text:p text:style-name="P2"><text:tab/><text:tab/><text:tab/><text:tab/><text:tab/><text:tab/><text:tab/><draw:frame draw:style-name="fr1" draw:name="Objekt3" text:anchor-type="as-char" svg:y="-1.018cm" svg:width="10.345cm" svg:height="1.94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4">So if we substitute that in the formula:</text:p>
      <text:p text:style-name="P4"/>
      <text:p text:style-name="P2"><draw:frame draw:style-name="fr1" draw:name="Objekt4" text:anchor-type="as-char" svg:y="-0.445cm" svg:width="16.912cm" svg:height="0.5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>&lt;=&gt;</text:p>
      <text:p text:style-name="P2"><draw:frame draw:style-name="fr1" draw:name="Objekt10" text:anchor-type="as-char" svg:y="-0.443cm" svg:width="17.881cm" svg:height="0.55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&lt;=&gt;</text:p>
      <text:p text:style-name="P2"><draw:frame draw:style-name="fr1" draw:name="Objekt11" text:anchor-type="as-char" svg:y="-0.445cm" svg:width="18.276cm" svg:height="0.55cm" draw:z-index="10"><draw:object xlink:href="./Object 11" xlink:type="simple" xlink:show="embed" xlink:actuate="onLoad"/><draw:image xlink:href="./ObjectReplacements/Object 11" xlink:type="simple" xlink:show="embed" xlink:actuate="onLoad"/><svg:desc>Formel</svg:desc></draw:frame></text:p>
      <text:p text:style-name="P2"/>
      <text:p text:style-name="P6">And therefore we get the parameters for the quadratic formula<draw:frame draw:style-name="fr1" draw:name="Objekt12" text:anchor-type="as-char" svg:y="-0.437cm" svg:width="3.184cm" svg:height="0.529cm" draw:z-index="11"><draw:object xlink:href="./Object 12" xlink:type="simple" xlink:show="embed" xlink:actuate="onLoad"/><draw:image xlink:href="./ObjectReplacements/Object 12" xlink:type="simple" xlink:show="embed" xlink:actuate="onLoad"/><svg:desc>Formel</svg:desc></draw:frame>:</text:p>
      <text:p text:style-name="P6"/>
      <text:p text:style-name="P2"><draw:frame draw:style-name="fr1" draw:name="Objekt5" text:anchor-type="as-char" svg:y="-0.974cm" svg:width="8.094cm" svg:height="1.81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7"><text:span text:style-name="T2">For</text:span> the normal in the intersection point <text:span text:style-name="T2">we first</text:span> project the intersection point P to the axis of the cylinder to the point X, <text:span text:style-name="T2">so that the connecting vector between P and X is orthogonal to the axis</text:span>:</text:p>
      <text:p text:style-name="P7"/>
      <text:p text:style-name="P7"><draw:frame draw:style-name="fr1" draw:name="Objekt13" text:anchor-type="as-char" svg:y="-0.443cm" svg:width="4.671cm" svg:height="0.55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7"/>
      <text:p text:style-name="P8">Finally <text:span text:style-name="T2">to get the normal </text:span>we <text:span text:style-name="T2">take</text:span> the connecting vector <text:span text:style-name="T2">and </text:span>normalize it.</text:p>
      <text:p text:style-name="P9">If the intersection is on the outside of the cylinder:<text:span text:style-name="T3"><draw:frame draw:style-name="fr1" draw:name="Objekt14" text:anchor-type="as-char" svg:y="-0.619cm" svg:width="2.725cm" svg:height="1cm" draw:z-index="13"><draw:object xlink:href="./Object 14" xlink:type="simple" xlink:show="embed" xlink:actuate="onLoad"/><draw:image xlink:href="./ObjectReplacements/Object 14" xlink:type="simple" xlink:show="embed" xlink:actuate="onLoad"/><svg:desc>Formel</svg:desc></draw:frame></text:span></text:p>
      <text:p text:style-name="P9">If the intersection is on the inside of the cylinder:<draw:frame draw:style-name="fr1" draw:name="Objekt15" text:anchor-type="as-char" svg:y="-0.619cm" svg:width="2.725cm" svg:height="1cm" draw:z-index="14"><draw:object xlink:href="./Object 15" xlink:type="simple" xlink:show="embed" xlink:actuate="onLoad"/><draw:image xlink:href="./ObjectReplacements/Object 15" xlink:type="simple" xlink:show="embed" xlink:actuate="onLoad"/><svg:desc>Formel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/>
    <style:style style:name="Addressee" style:family="paragraph" style:parent-style-name="Standard" style:class="extra"/>
    <style:style style:name="Endnote" style:family="paragraph" style:parent-style-name="Standard" style:class="extra"/>
    <style:style style:name="Footnote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Signature" style:family="paragraph" style:parent-style-name="Standard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6:25:09.458000000</meta:creation-date>
    <dc:date>2018-10-05T11:04:46.693000000</dc:date>
    <meta:editing-duration>PT39M25S</meta:editing-duration>
    <meta:editing-cycles>10</meta:editing-cycles>
    <meta:generator>LibreOffice/5.4.7.2$Windows_X86_64 LibreOffice_project/c838ef25c16710f8838b1faec480ebba495259d0</meta:generator>
    <meta:document-statistic meta:table-count="0" meta:image-count="0" meta:object-count="15" meta:page-count="1" meta:paragraph-count="20" meta:word-count="135" meta:character-count="746" meta:non-whitespace-character-count="616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true">|</mo>
          <mrow>
            <mrow>
              <mspace width="0.5em"/>
              <mi>X</mi>
              <mrow>
                <mspace width="0.5em"/>
                <mo stretchy="false">−</mo>
                <mspace width="0.5em"/>
              </mrow>
              <mi>C</mi>
              <mspace width="0.5em"/>
            </mrow>
          </mrow>
          <mo fence="true" stretchy="true">|</mo>
        </mrow>
        <mn>2</mn>
      </msup>
      <mrow>
        <mspace width="2em"/>
        <mo stretchy="false">=</mo>
        <mspace width="2em"/>
      </mrow>
      <msup>
        <mi>r</mi>
        <mn>2</mn>
      </msup>
      <mrow>
        <mspace width="0.5em"/>
        <mo stretchy="false">+</mo>
        <mspace width="0.5em"/>
      </mrow>
      <msup>
        <mrow>
          <mo fence="true" stretchy="false">[</mo>
          <mrow>
            <mrow>
              <mrow>
                <mo fence="true" stretchy="false">(</mo>
                <mrow>
                  <mrow>
                    <mi>X</mi>
                    <mrow>
                      <mspace width="0.5em"/>
                      <mo stretchy="false">−</mo>
                      <mspace width="0.5em"/>
                    </mrow>
                    <mi>C</mi>
                  </mrow>
                </mrow>
                <mo fence="true" stretchy="false">)</mo>
              </mrow>
              <mrow>
                <mspace width="2em"/>
                <mo stretchy="false">⋅</mo>
                <mspace width="0.5em"/>
              </mrow>
              <mover accent="true">
                <mi>a</mi>
                <mo stretchy="false">⃗</mo>
              </mover>
            </mrow>
          </mrow>
          <mo fence="true" stretchy="false">]</mo>
        </mrow>
        <mn>2</mn>
      </msup>
    </mrow>
    <annotation encoding="StarMath 5.0"> {abs{ ` X ` - ` C ` }}^2 ~ = ~ r^2 ` + ` [ ( X ` - ` C) ~ cdot ` vec a ]^2</annotation>
  </semantics>
</math>
</file>

<file path=Object 10/content.xml><?xml version="1.0" encoding="utf-8"?>
<math xmlns="http://www.w3.org/1998/Math/MathML" display="block">
  <semantics>
    <mrow>
      <msup>
        <mi>t</mi>
        <mn>2</mn>
      </msup>
      <mrow>
        <mo fence="true" stretchy="false">(</mo>
        <mrow>
          <mrow>
            <msup>
              <mover accent="true">
                <mi>d</mi>
                <mo stretchy="false">⃗</mo>
              </mover>
              <mi>T</mi>
            </msup>
            <mover accent="true">
              <mi>d</mi>
              <mo stretchy="false">⃗</mo>
            </mover>
          </mrow>
        </mrow>
        <mo fence="true" stretchy="false">)</mo>
      </mrow>
      <mrow>
        <mspace width="0.5em"/>
        <mo stretchy="false">+</mo>
        <mspace width="0.5em"/>
      </mrow>
      <mi>t</mi>
      <mn>2</mn>
      <mrow>
        <mo fence="true" stretchy="false">(</mo>
        <mrow>
          <mrow>
            <msup>
              <mover accent="true">
                <mi>d</mi>
                <mo stretchy="false">⃗</mo>
              </mover>
              <mi>T</mi>
            </msup>
            <mrow>
              <mo fence="true" stretchy="false">(</mo>
              <mrow>
                <mrow>
                  <mi>O</mi>
                  <mrow>
                    <mspace width="0.5em"/>
                    <mo stretchy="false">−</mo>
                    <mspace width="0.5em"/>
                  </mrow>
                  <mi>C</mi>
                </mrow>
              </mrow>
              <mo fence="true" stretchy="false">)</mo>
            </mrow>
          </mrow>
        </mrow>
        <mo fence="true" stretchy="false">)</mo>
      </mrow>
      <mrow>
        <mspace width="0.5em"/>
        <mo stretchy="false">+</mo>
        <mspace width="0.5em"/>
      </mrow>
      <msup>
        <mrow>
          <mo fence="true" stretchy="false">(</mo>
          <mrow>
            <mrow>
              <mi>O</mi>
              <mrow>
                <mspace width="0.5em"/>
                <mo stretchy="false">−</mo>
                <mspace width="0.5em"/>
              </mrow>
              <mi>C</mi>
            </mrow>
          </mrow>
          <mo fence="true" stretchy="false">)</mo>
        </mrow>
        <mi>T</mi>
      </msup>
      <mrow>
        <mo fence="true" stretchy="false">(</mo>
        <mrow>
          <mrow>
            <mi>O</mi>
            <mrow>
              <mspace width="0.5em"/>
              <mo stretchy="false">−</mo>
              <mspace width="0.5em"/>
            </mrow>
            <mi>C</mi>
          </mrow>
        </mrow>
        <mo fence="true" stretchy="false">)</mo>
      </mrow>
      <mrow>
        <mspace width="2em"/>
        <mo stretchy="false">=</mo>
        <mspace width="2em"/>
      </mrow>
      <msup>
        <mi>t</mi>
        <mn>2</mn>
      </msup>
      <msup>
        <mrow>
          <mo fence="true" stretchy="false">(</mo>
          <mrow>
            <mrow>
              <mover accent="true">
                <mi>d</mi>
                <mo stretchy="false">⃗</mo>
              </mover>
              <mrow>
                <mspace width="2em"/>
                <mo stretchy="false">⋅</mo>
                <mspace width="0.5em"/>
              </mrow>
              <mover accent="true">
                <mi>a</mi>
                <mo stretchy="false">⃗</mo>
              </mover>
            </mrow>
          </mrow>
          <mo fence="true" stretchy="false">)</mo>
        </mrow>
        <mn>2</mn>
      </msup>
      <mrow>
        <mspace width="0.5em"/>
        <mo stretchy="false">+</mo>
        <mspace width="0.5em"/>
      </mrow>
      <mi>t</mi>
      <mn>2</mn>
      <mrow>
        <mo fence="true" stretchy="false">(</mo>
        <mrow>
          <mrow>
            <mover accent="true">
              <mi>d</mi>
              <mo stretchy="false">⃗</mo>
            </mover>
            <mrow>
              <mspace width="2em"/>
              <mo stretchy="false">⋅</mo>
              <mspace width="0.5em"/>
            </mrow>
            <mover accent="true">
              <mi>a</mi>
              <mo stretchy="false">⃗</mo>
            </mover>
          </mrow>
        </mrow>
        <mo fence="true" stretchy="false">)</mo>
      </mrow>
      <mrow>
        <mo fence="true" stretchy="false">(</mo>
        <mrow>
          <mrow>
            <mrow>
              <mo fence="true" stretchy="false">(</mo>
              <mrow>
                <mrow>
                  <mi>O</mi>
                  <mrow>
                    <mspace width="0.5em"/>
                    <mo stretchy="false">−</mo>
                    <mspace width="0.5em"/>
                  </mrow>
                  <mi>C</mi>
                </mrow>
              </mrow>
              <mo fence="true" stretchy="false">)</mo>
            </mrow>
            <mover accent="true">
              <mi>a</mi>
              <mo stretchy="false">⃗</mo>
            </mover>
          </mrow>
        </mrow>
        <mo fence="true" stretchy="false">)</mo>
      </mrow>
      <mrow>
        <mspace width="0.5em"/>
        <mo stretchy="false">+</mo>
        <mspace width="0.5em"/>
      </mrow>
      <msup>
        <mrow>
          <mo fence="true" stretchy="false">(</mo>
          <mrow>
            <mrow>
              <mrow>
                <mo fence="true" stretchy="false">(</mo>
                <mrow>
                  <mrow>
                    <mi>O</mi>
                    <mrow>
                      <mspace width="0.5em"/>
                      <mo stretchy="false">−</mo>
                      <mspace width="0.5em"/>
                    </mrow>
                    <mi>C</mi>
                  </mrow>
                </mrow>
                <mo fence="true" stretchy="false">)</mo>
              </mrow>
              <mover accent="true">
                <mi>a</mi>
                <mo stretchy="false">⃗</mo>
              </mover>
            </mrow>
          </mrow>
          <mo fence="true" stretchy="false">)</mo>
        </mrow>
        <mn>2</mn>
      </msup>
      <mrow>
        <mspace width="0.5em"/>
        <mo stretchy="false">+</mo>
        <mspace width="0.5em"/>
      </mrow>
      <msup>
        <mi>r</mi>
        <mn>2</mn>
      </msup>
    </mrow>
    <annotation encoding="StarMath 5.0">
 t^2  ( {vec d}^T vec d ) ` + ` t 2( {vec d}^T ( O ` - ` C ) ) ` + ` (O ` - ` C)^T(O ` - ` C) ~ = ~   t^2 (vec d ~ cdot ` vec a )^2 ` + ` t2 ( vec d  ~ cdot ` vec a)((O ` - ` C)  vec a) ` + ` ((O ` - ` C) vec a)^2  ` + ` r^2  
</annotation>
  </semantics>
</math>
</file>

<file path=Object 11/content.xml><?xml version="1.0" encoding="utf-8"?>
<math xmlns="http://www.w3.org/1998/Math/MathML" display="block">
  <semantics>
    <mrow>
      <msup>
        <mi>t</mi>
        <mn>2</mn>
      </msup>
      <mrow>
        <mo fence="true" stretchy="false">(</mo>
        <mrow>
          <mrow>
            <mrow>
              <mo fence="true" stretchy="false">(</mo>
              <mrow>
                <mrow>
                  <msup>
                    <mover accent="true">
                      <mi>d</mi>
                      <mo stretchy="false">⃗</mo>
                    </mover>
                    <mi>T</mi>
                  </msup>
                  <mover accent="true">
                    <mi>d</mi>
                    <mo stretchy="false">⃗</mo>
                  </mover>
                </mrow>
              </mrow>
              <mo fence="true" stretchy="false">)</mo>
            </mrow>
            <mrow>
              <mspace width="0.5em"/>
              <mo stretchy="false">−</mo>
              <mspace width="0.5em"/>
            </mrow>
            <msup>
              <mrow>
                <mo fence="true" stretchy="false">(</mo>
                <mrow>
                  <mrow>
                    <mover accent="true">
                      <mi>d</mi>
                      <mo stretchy="false">⃗</mo>
                    </mover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n>2</mn>
            </msup>
          </mrow>
        </mrow>
        <mo fence="true" stretchy="false">)</mo>
      </mrow>
      <mrow>
        <mspace width="0.5em"/>
        <mo stretchy="false">+</mo>
        <mspace width="0.5em"/>
      </mrow>
      <mi>t</mi>
      <mn>2</mn>
      <mrow>
        <mo fence="true" stretchy="false">(</mo>
        <mrow>
          <mrow>
            <msup>
              <mover accent="true">
                <mi>d</mi>
                <mo stretchy="false">⃗</mo>
              </mover>
              <mi>T</mi>
            </msup>
            <mrow>
              <mo fence="true" stretchy="false">(</mo>
              <mrow>
                <mrow>
                  <mi>O</mi>
                  <mrow>
                    <mspace width="0.5em"/>
                    <mo stretchy="false">−</mo>
                    <mspace width="0.5em"/>
                  </mrow>
                  <mi>C</mi>
                </mrow>
              </mrow>
              <mo fence="true" stretchy="false">)</mo>
            </mrow>
            <mrow>
              <mspace width="0.5em"/>
              <mo stretchy="false">−</mo>
              <mspace width="0.5em"/>
            </mrow>
            <mrow>
              <mo fence="true" stretchy="false">(</mo>
              <mrow>
                <mrow>
                  <mover accent="true">
                    <mi>d</mi>
                    <mo stretchy="false">⃗</mo>
                  </mover>
                  <mrow>
                    <mspace width="2em"/>
                    <mo stretchy="false">⋅</mo>
                    <mspace width="0.5em"/>
                  </mrow>
                  <mover accent="true">
                    <mi>a</mi>
                    <mo stretchy="false">⃗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O</mi>
                        <mrow>
                          <mspace width="0.5em"/>
                          <mo stretchy="false">−</mo>
                          <mspace width="0.5em"/>
                        </mrow>
                        <mi>C</mi>
                      </mrow>
                    </mrow>
                    <mo fence="true" stretchy="false">)</mo>
                  </mrow>
                  <mover accent="true">
                    <mi>a</mi>
                    <mo stretchy="false">⃗</mo>
                  </mover>
                </mrow>
              </mrow>
              <mo fence="true" stretchy="false">)</mo>
            </mrow>
          </mrow>
        </mrow>
        <mo fence="true" stretchy="false">)</mo>
      </mrow>
      <mrow>
        <mspace width="0.5em"/>
        <mo stretchy="false">+</mo>
        <mspace width="0.5em"/>
      </mrow>
      <msup>
        <mrow>
          <mo fence="true" stretchy="false">(</mo>
          <mrow>
            <mrow>
              <mi>O</mi>
              <mrow>
                <mspace width="0.5em"/>
                <mo stretchy="false">−</mo>
                <mspace width="0.5em"/>
              </mrow>
              <mi>C</mi>
            </mrow>
          </mrow>
          <mo fence="true" stretchy="false">)</mo>
        </mrow>
        <mi>T</mi>
      </msup>
      <mrow>
        <mo fence="true" stretchy="false">(</mo>
        <mrow>
          <mrow>
            <mi>O</mi>
            <mrow>
              <mspace width="0.5em"/>
              <mo stretchy="false">−</mo>
              <mspace width="0.5em"/>
            </mrow>
            <mi>C</mi>
          </mrow>
        </mrow>
        <mo fence="true" stretchy="false">)</mo>
      </mrow>
      <mrow>
        <mspace width="0.5em"/>
        <mo stretchy="false">−</mo>
        <mspace width="0.5em"/>
      </mrow>
      <msup>
        <mrow>
          <mo fence="true" stretchy="false">(</mo>
          <mrow>
            <mrow>
              <mrow>
                <mo fence="true" stretchy="false">(</mo>
                <mrow>
                  <mrow>
                    <mi>O</mi>
                    <mrow>
                      <mspace width="0.5em"/>
                      <mo stretchy="false">−</mo>
                      <mspace width="0.5em"/>
                    </mrow>
                    <mi>C</mi>
                  </mrow>
                </mrow>
                <mo fence="true" stretchy="false">)</mo>
              </mrow>
              <mover accent="true">
                <mi>a</mi>
                <mo stretchy="false">⃗</mo>
              </mover>
            </mrow>
          </mrow>
          <mo fence="true" stretchy="false">)</mo>
        </mrow>
        <mn>2</mn>
      </msup>
      <mrow>
        <mspace width="0.5em"/>
        <mo stretchy="false">−</mo>
        <mspace width="0.5em"/>
      </mrow>
      <msup>
        <mi>r</mi>
        <mn>2</mn>
      </msup>
      <mrow>
        <mspace width="2em"/>
        <mo stretchy="false">=</mo>
        <mspace width="2em"/>
      </mrow>
      <mn>0</mn>
    </mrow>
    <annotation encoding="StarMath 5.0">

 t^2 ( ( {vec d}^T vec d ) ` - ` (vec d ~ cdot ` vec a )^2 ) ` + ` t  2( {vec d}^T ( O ` - ` C ) ` - ` ( vec d  ~ cdot ` vec a)((O ` - ` C)  vec a) ) ` + ` (O ` - ` C)^T(O ` - ` C) ` - ` ((O ` - ` C)  vec a)^2  ` - ` r^2 ~ = ~  0 

 </annotation>
  </semantics>
</math>
</file>

<file path=Object 12/content.xml><?xml version="1.0" encoding="utf-8"?>
<math xmlns="http://www.w3.org/1998/Math/MathML" display="block">
  <semantics>
    <mrow>
      <msup>
        <mi mathvariant="italic">at</mi>
        <mn>2</mn>
      </msup>
      <mrow>
        <mspace width="0.5em"/>
        <mo stretchy="false">+</mo>
        <mspace width="0.5em"/>
      </mrow>
      <mi mathvariant="italic">bt</mi>
      <mrow>
        <mspace width="0.5em"/>
        <mo stretchy="false">+</mo>
        <mspace width="0.5em"/>
      </mrow>
      <mi>c</mi>
      <mrow>
        <mspace width="2em"/>
        <mo stretchy="false">=</mo>
        <mspace width="2em"/>
      </mrow>
      <mn>0</mn>
    </mrow>
    <annotation encoding="StarMath 5.0">at^2 ` + ` bt ` + ` c ~ = ~ 0</annotation>
  </semantics>
</math>
</file>

<file path=Object 13/content.xml><?xml version="1.0" encoding="utf-8"?>
<math xmlns="http://www.w3.org/1998/Math/MathML" display="block">
  <semantics>
    <mrow>
      <mi>X</mi>
      <mrow>
        <mspace width="2em"/>
        <mo stretchy="false">=</mo>
        <mspace width="2em"/>
      </mrow>
      <mi>C</mi>
      <mrow>
        <mspace width="0.5em"/>
        <mo stretchy="false">+</mo>
        <mspace width="0.5em"/>
      </mrow>
      <mrow>
        <mo fence="true" stretchy="false">(</mo>
        <mrow>
          <mrow>
            <mrow>
              <mo fence="true" stretchy="false">(</mo>
              <mrow>
                <mrow>
                  <mi>P</mi>
                  <mrow>
                    <mspace width="0.5em"/>
                    <mo stretchy="false">−</mo>
                    <mspace width="0.5em"/>
                  </mrow>
                  <mi>C</mi>
                </mrow>
              </mrow>
              <mo fence="true" stretchy="false">)</mo>
            </mrow>
            <mrow>
              <mspace width="2em"/>
              <mo stretchy="false">⋅</mo>
              <mspace width="0.5em"/>
            </mrow>
            <mover accent="true">
              <mi>d</mi>
              <mo stretchy="false">⃗</mo>
            </mover>
          </mrow>
        </mrow>
        <mo fence="true" stretchy="false">)</mo>
      </mrow>
      <mover accent="true">
        <mi>d</mi>
        <mo stretchy="false">⃗</mo>
      </mover>
    </mrow>
    <annotation encoding="StarMath 5.0">X  ~ = ~  C ` + ` (( P ` - ` C) ~ cdot ` vec d) vec d</annotation>
  </semantics>
</math>
</file>

<file path=Object 14/content.xml><?xml version="1.0" encoding="utf-8"?>
<math xmlns="http://www.w3.org/1998/Math/MathML" display="block">
  <semantics>
    <mrow>
      <mover accent="true">
        <mi>n</mi>
        <mo stretchy="false">⃗</mo>
      </mover>
      <mrow>
        <mspace width="2em"/>
        <mo stretchy="false">=</mo>
        <mspace width="2em"/>
      </mrow>
      <mfrac>
        <mrow>
          <mi>P</mi>
          <mrow>
            <mspace width="0.5em"/>
            <mo stretchy="false">−</mo>
            <mspace width="0.5em"/>
          </mrow>
          <mi>X</mi>
        </mrow>
        <mrow>
          <mo fence="true" stretchy="true">|</mo>
          <mrow>
            <mrow>
              <mspace width="0.5em"/>
              <mi>P</mi>
              <mrow>
                <mspace width="0.5em"/>
                <mo stretchy="false">−</mo>
                <mspace width="0.5em"/>
              </mrow>
              <mi>X</mi>
              <mspace width="0.5em"/>
            </mrow>
          </mrow>
          <mo fence="true" stretchy="true">|</mo>
        </mrow>
      </mfrac>
    </mrow>
    <annotation encoding="StarMath 5.0">vec n ~ = ~ { P ` - ` X} over {abs { ` P ` - ` X `}} </annotation>
  </semantics>
</math>
</file>

<file path=Object 15/content.xml><?xml version="1.0" encoding="utf-8"?>
<math xmlns="http://www.w3.org/1998/Math/MathML" display="block">
  <semantics>
    <mrow>
      <mover accent="true">
        <mi>n</mi>
        <mo stretchy="false">⃗</mo>
      </mover>
      <mrow>
        <mspace width="2em"/>
        <mo stretchy="false">=</mo>
        <mspace width="2em"/>
      </mrow>
      <mfrac>
        <mrow>
          <mi>X</mi>
          <mrow>
            <mspace width="0.5em"/>
            <mo stretchy="false">−</mo>
            <mspace width="0.5em"/>
          </mrow>
          <mi>P</mi>
        </mrow>
        <mrow>
          <mo fence="true" stretchy="true">|</mo>
          <mrow>
            <mrow>
              <mspace width="0.5em"/>
              <mi>X</mi>
              <mrow>
                <mspace width="0.5em"/>
                <mo stretchy="false">−</mo>
                <mspace width="0.5em"/>
              </mrow>
              <mi>P</mi>
              <mspace width="0.5em"/>
            </mrow>
          </mrow>
          <mo fence="true" stretchy="true">|</mo>
        </mrow>
      </mfrac>
    </mrow>
    <annotation encoding="StarMath 5.0">vec n ~ = ~ { X ` - ` P } over {abs { ` X ` - ` P `}} </annotation>
  </semantics>
</math>
</file>

<file path=Object 2/content.xml><?xml version="1.0" encoding="utf-8"?>
<math xmlns="http://www.w3.org/1998/Math/MathML" display="block">
  <semantics>
    <mtable>
      <mtr>
        <mtd>
          <mrow>
            <mspace width="35em"/>
            <msup>
              <mrow>
                <mo fence="true" stretchy="true">|</mo>
                <mrow>
                  <mrow>
                    <mrow>
                      <mo fence="true" stretchy="false">(</mo>
                      <mrow>
                        <mrow>
                          <mspace width="0.5em"/>
                          <mi>O</mi>
                          <mrow>
                            <mspace width="0.5em"/>
                            <mo stretchy="false">+</mo>
                            <mspace width="0.5em"/>
                          </mrow>
                          <mi>t</mi>
                          <mover accent="true">
                            <mi>d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space width="0.5em"/>
                      <mo stretchy="false">−</mo>
                      <mspace width="0.5em"/>
                    </mrow>
                    <mi>C</mi>
                  </mrow>
                </mrow>
                <mo fence="true" stretchy="true">|</mo>
              </mrow>
              <mn>2</mn>
            </msup>
            <mrow>
              <mspace width="2em"/>
              <mo stretchy="false">=</mo>
              <mspace width="2em"/>
            </mrow>
            <msup>
              <mi>r</mi>
              <mn>2</mn>
            </msup>
            <mrow>
              <mspace width="0.5em"/>
              <mo stretchy="false">+</mo>
              <mspace width="0.5em"/>
            </mrow>
            <msup>
              <mrow>
                <mo fence="true" stretchy="false">[</mo>
                <mrow>
                  <mrow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O</mi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i>t</mi>
                                  <mover accent="true">
                                    <mi>d</mi>
                                    <mo stretchy="false">⃗</mo>
                                  </mover>
                                </mrow>
                              </mrow>
                              <mo fence="true" stretchy="false">)</mo>
                            </mrow>
                            <mrow>
                              <mspace width="0.5em"/>
                              <mo stretchy="false">−</mo>
                              <mspace width="0.5em"/>
                            </mrow>
                            <mi>C</mi>
                          </mrow>
                        </mrow>
                        <mo fence="true" stretchy="false">)</mo>
                      </mrow>
                      <mspace width="2em"/>
                    </mrow>
                    <mo stretchy="false">⋅</mo>
                    <mrow>
                      <mspace width="0.5em"/>
                      <mover accent="true">
                        <mi>a</mi>
                        <mo stretchy="false">⃗</mo>
                      </mover>
                    </mrow>
                  </mrow>
                </mrow>
                <mo fence="true" stretchy="false">]</mo>
              </mrow>
              <mn>2</mn>
            </msup>
          </mrow>
        </mtd>
      </mtr>
      <mtr>
        <mtd>
          <mrow>
            <mspace width="31.5em"/>
            <msup>
              <mrow>
                <mo fence="true" stretchy="true">|</mo>
                <mrow>
                  <mrow>
                    <mspace width="0.5em"/>
                    <mi>t</mi>
                    <mover accent="true">
                      <mi>d</mi>
                      <mo stretchy="false">⃗</mo>
                    </mover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i>O</mi>
                          <mrow>
                            <mspace width="0.5em"/>
                            <mo stretchy="false">−</mo>
                            <mspace width="0.5em"/>
                          </mrow>
                          <mi>C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  <mrow>
              <mspace width="2em"/>
              <mo stretchy="false">=</mo>
              <mspace width="2em"/>
            </mrow>
            <msup>
              <mi>r</mi>
              <mn>2</mn>
            </msup>
            <mrow>
              <mspace width="0.5em"/>
              <mo stretchy="false">+</mo>
              <mspace width="0.5em"/>
            </mrow>
            <msup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t</mi>
                          <mover accent="true">
                            <mi>d</mi>
                            <mo stretchy="false">⃗</mo>
                          </mover>
                          <mrow>
                            <mspace width="0.5em"/>
                            <mo stretchy="false">+</mo>
                            <mspace width="0.5em"/>
                          </mrow>
                          <mrow>
                            <mo fence="true" stretchy="false">(</mo>
                            <mrow>
                              <mrow>
                                <mi>O</mi>
                                <mrow>
                                  <mspace width="0.5em"/>
                                  <mo stretchy="false">−</mo>
                                  <mspace width="0.5em"/>
                                </mrow>
                                <mi>C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]</mo>
              </mrow>
              <mn>2</mn>
            </msup>
          </mrow>
        </mtd>
      </mtr>
      <mtr>
        <mtd>
          <mrow>
            <msup>
              <mrow>
                <mo fence="true" stretchy="false">(</mo>
                <mrow>
                  <mrow>
                    <mi>t</mi>
                    <mover accent="true">
                      <mi>d</mi>
                      <mo stretchy="false">⃗</mo>
                    </mover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i>O</mi>
                          <mrow>
                            <mspace width="0.5em"/>
                            <mo stretchy="false">−</mo>
                            <mspace width="0.5em"/>
                          </mrow>
                          <mi>C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T</mi>
            </msup>
            <mspace width="0.5em"/>
            <mrow>
              <mo fence="true" stretchy="false">(</mo>
              <mrow>
                <mrow>
                  <mi>t</mi>
                  <mover accent="true">
                    <mi>d</mi>
                    <mo stretchy="false">⃗</mo>
                  </mover>
                  <mrow>
                    <mspace width="0.5em"/>
                    <mo stretchy="false">+</mo>
                    <mspace width="0.5em"/>
                  </mrow>
                  <mrow>
                    <mo fence="true" stretchy="false">(</mo>
                    <mrow>
                      <mrow>
                        <mi>O</mi>
                        <mrow>
                          <mspace width="0.5em"/>
                          <mo stretchy="false">−</mo>
                          <mspace width="0.5em"/>
                        </mrow>
                        <mi>C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sup>
              <mi>r</mi>
              <mn>2</mn>
            </msup>
            <mrow>
              <mspace width="0.5em"/>
              <mo stretchy="false">+</mo>
              <mspace width="0.5em"/>
            </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i>t</mi>
                        <mover accent="true">
                          <mi>d</mi>
                          <mo stretchy="false">⃗</mo>
                        </mover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  <mrow>
                          <mspace width="0.5em"/>
                          <mo stretchy="false">+</mo>
                          <mspace width="0.5em"/>
                        </mrow>
                        <mrow>
                          <mo fence="true" stretchy="false">(</mo>
                          <mrow>
                            <mrow>
                              <mi>O</mi>
                              <mrow>
                                <mspace width="0.5em"/>
                                <mo stretchy="false">−</mo>
                                <mspace width="0.5em"/>
                              </mrow>
                              <mi>C</mi>
                            </mrow>
                          </mrow>
                          <mo fence="true" stretchy="false">)</mo>
                        </mrow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t</mi>
                        <mover accent="true">
                          <mi>d</mi>
                          <mo stretchy="false">⃗</mo>
                        </mover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  <mrow>
                          <mspace width="0.5em"/>
                          <mo stretchy="false">+</mo>
                          <mspace width="0.5em"/>
                        </mrow>
                        <mrow>
                          <mo fence="true" stretchy="false">(</mo>
                          <mrow>
                            <mrow>
                              <mi>O</mi>
                              <mrow>
                                <mspace width="0.5em"/>
                                <mo stretchy="false">−</mo>
                                <mspace width="0.5em"/>
                              </mrow>
                              <mi>C</mi>
                            </mrow>
                          </mrow>
                          <mo fence="true" stretchy="false">)</mo>
                        </mrow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sup>
              <mrow>
                <mo fence="true" stretchy="false">(</mo>
                <mrow>
                  <mrow>
                    <mi>t</mi>
                    <mover accent="true">
                      <mi>d</mi>
                      <mo stretchy="false">⃗</mo>
                    </mover>
                    <mrow>
                      <mspace width="0.5em"/>
                      <mo stretchy="false">+</mo>
                      <mspace width="0.5em"/>
                    </mrow>
                    <mrow>
                      <mo fence="true" stretchy="false">(</mo>
                      <mrow>
                        <mrow>
                          <mi>O</mi>
                          <mrow>
                            <mspace width="0.5em"/>
                            <mo stretchy="false">−</mo>
                            <mspace width="0.5em"/>
                          </mrow>
                          <mi>C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T</mi>
            </msup>
            <mspace width="0.5em"/>
            <mrow>
              <mo fence="true" stretchy="false">(</mo>
              <mrow>
                <mrow>
                  <mi>t</mi>
                  <mover accent="true">
                    <mi>d</mi>
                    <mo stretchy="false">⃗</mo>
                  </mover>
                  <mrow>
                    <mspace width="0.5em"/>
                    <mo stretchy="false">+</mo>
                    <mspace width="0.5em"/>
                  </mrow>
                  <mrow>
                    <mo fence="true" stretchy="false">(</mo>
                    <mrow>
                      <mrow>
                        <mi>O</mi>
                        <mrow>
                          <mspace width="0.5em"/>
                          <mo stretchy="false">−</mo>
                          <mspace width="0.5em"/>
                        </mrow>
                        <mi>C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sup>
              <mi>r</mi>
              <mn>2</mn>
            </msup>
            <mrow>
              <mspace width="0.5em"/>
              <mo stretchy="false">+</mo>
              <mspace width="0.5em"/>
            </mrow>
            <mrow>
              <mo fence="true" stretchy="false">[</mo>
              <mrow>
                <mrow>
                  <msup>
                    <mrow>
                      <mo fence="true" stretchy="false">(</mo>
                      <mrow>
                        <mrow>
                          <mi>t</mi>
                          <mover accent="true">
                            <mi>d</mi>
                            <mo stretchy="false">⃗</mo>
                          </mover>
                          <mrow>
                            <mspace width="2em"/>
                            <mo stretchy="false">⋅</mo>
                            <mspace width="0.5em"/>
                          </mrow>
                          <mover accent="true">
                            <mi>a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  <mrow>
                    <mspace width="0.5em"/>
                    <mo stretchy="false">+</mo>
                    <mspace width="0.5em"/>
                  </mrow>
                  <mn>2</mn>
                  <mrow>
                    <mo fence="true" stretchy="false">(</mo>
                    <mrow>
                      <mrow>
                        <mi>t</mi>
                        <mover accent="true">
                          <mi>d</mi>
                          <mo stretchy="false">⃗</mo>
                        </mover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O</mi>
                              <mrow>
                                <mspace width="0.5em"/>
                                <mo stretchy="false">−</mo>
                                <mspace width="0.5em"/>
                              </mrow>
                              <mi>C</mi>
                            </mrow>
                          </mrow>
                          <mo fence="true" stretchy="false">)</mo>
                        </mrow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space width="0.5em"/>
                    <mo stretchy="false">+</mo>
                    <mspace width="0.5em"/>
                  </mrow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O</mi>
                                <mrow>
                                  <mspace width="0.5em"/>
                                  <mo stretchy="false">−</mo>
                                  <mspace width="0.5em"/>
                                </mrow>
                                <mi>C</mi>
                              </mrow>
                            </mrow>
                            <mo fence="true" stretchy="false">)</mo>
                          </mrow>
                          <mrow>
                            <mspace width="2em"/>
                            <mo stretchy="false">⋅</mo>
                            <mspace width="0.5em"/>
                          </mrow>
                          <mover accent="true">
                            <mi>a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</mrow>
        </mtd>
      </mtr>
    </mtable>
    <annotation encoding="StarMath 5.0">~ ~ ~ ~ ~ ~ ~ ~ ~ ~ ~ ~ ~ ~ ~ ~ ~ ` `
 {abs{( ` O ` + ` t vec d ) ` - ` C}}^2 ~ = ~ r^2 ` + ` [ {(( O ` + ` t vec d ) ` - ` C) ~}  cdot {` vec a} ]^2 newline
 
~ ~ ~ ~ ~ ~ ~ ~ ~ ~ ~ ~ ~ ~ ~ ` ` `
 {abs{ ` t vec d ` + ` (O ` - ` C)}}^2 ~ = ~ r^2 ` + ` [ (t vec d ` + ` (O ` - ` C)) ~ cdot ` vec a ]^2 newline
 
 (t vec d ` + ` (O ` - ` C))^ {T}  ` (t vec d ` + ` (O ` - ` C)) ~ = ~ r^2 ` + ` [ (t vec d  ~ cdot ` vec a ` + ` (O ` - ` C) ~ cdot ` vec a) (t vec d  ~ cdot ` vec a ` + ` (O ` - ` C) ~ cdot ` vec a) ] newline
 
 (t vec d ` + ` (O ` - ` C))^ {T}  ` (t vec d ` + ` (O ` - ` C)) ~ = ~ r^2 ` + ` [ (t vec d  ~ cdot ` vec a)^2 ` + ` 2 (t vec d  ~ cdot ` vec a)((O ` - ` C) ~ cdot ` vec a) ` + ` ((O ` - ` C) ~ cdot ` vec a)^2 ] </annotation>
  </semantics>
</math>
</file>

<file path=Object 3/content.xml><?xml version="1.0" encoding="utf-8"?>
<math xmlns="http://www.w3.org/1998/Math/MathML" display="block">
  <semantics>
    <mtable>
      <mtr>
        <mtd>
          <mrow>
            <msup>
              <mrow>
                <mo fence="true" stretchy="false">(</mo>
                <mrow>
                  <mrow>
                    <msub>
                      <mi mathvariant="italic">td</mi>
                      <mn>1</mn>
                    </msub>
                    <mrow>
                      <mspace width="2em"/>
                      <mo stretchy="false">⋅</mo>
                      <mspace width="0.5em"/>
                    </mrow>
                    <msub>
                      <mi>a</mi>
                      <mn>1</mn>
                    </msub>
                    <mrow>
                      <mspace width="0.5em"/>
                      <mo stretchy="false">+</mo>
                      <mspace width="0.5em"/>
                    </mrow>
                    <msub>
                      <mi mathvariant="italic">td</mi>
                      <mn>2</mn>
                    </msub>
                    <mrow>
                      <mspace width="2em"/>
                      <mo stretchy="false">⋅</mo>
                      <msub>
                        <mi>a</mi>
                        <mn>2</mn>
                      </msub>
                    </mrow>
                    <mrow>
                      <mspace width="0.5em"/>
                      <mo stretchy="false">+</mo>
                      <mspace width="0.5em"/>
                    </mrow>
                    <msub>
                      <mi mathvariant="italic">td</mi>
                      <mn>3</mn>
                    </msub>
                    <mrow>
                      <mspace width="2em"/>
                      <mo stretchy="false">⋅</mo>
                      <msub>
                        <mi>a</mi>
                        <mn>3</mn>
                      </msub>
                    </mrow>
                  </mrow>
                </mrow>
                <mo fence="true" stretchy="false">)</mo>
              </mrow>
              <mn>2</mn>
            </msup>
            <mrow>
              <mspace width="2em"/>
              <mo stretchy="false">=</mo>
              <mspace width="2em"/>
            </mrow>
            <msup>
              <mrow>
                <mo fence="true" stretchy="false">(</mo>
                <mrow>
                  <mrow>
                    <mi>t</mi>
                    <mrow>
                      <mspace width="2em"/>
                      <mo stretchy="false">⋅</mo>
                      <mspace width="0.5em"/>
                    </mrow>
                    <mrow>
                      <mo fence="true" stretchy="false">(</mo>
                      <mrow>
                        <mrow>
                          <msub>
                            <mi>d</mi>
                            <mn>1</mn>
                          </msub>
                          <msub>
                            <mi>a</mi>
                            <mn>1</mn>
                          </msub>
                          <mrow>
                            <mspace width="0.5em"/>
                            <mo stretchy="false">+</mo>
                            <mspace width="0.5em"/>
                          </mrow>
                          <msub>
                            <mi>d</mi>
                            <mn>2</mn>
                          </msub>
                          <msub>
                            <mi>a</mi>
                            <mn>2</mn>
                          </msub>
                          <mrow>
                            <mspace width="0.5em"/>
                            <mo stretchy="false">+</mo>
                            <mspace width="0.5em"/>
                          </mrow>
                          <msub>
                            <mi>d</mi>
                            <mn>3</mn>
                          </msub>
                          <msub>
                            <mi>a</mi>
                            <mn>3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>
            <mphantom>
              <msup>
                <mrow>
                  <mo fence="true" stretchy="false">(</mo>
                  <mrow>
                    <mrow>
                      <msub>
                        <mi mathvariant="italic">td</mi>
                        <mn>1</mn>
                      </msub>
                      <mrow>
                        <mspace width="2em"/>
                        <mo stretchy="false">⋅</mo>
                        <mspace width="0.5em"/>
                      </mrow>
                      <msub>
                        <mi>a</mi>
                        <mn>1</mn>
                      </msub>
                      <mrow>
                        <mspace width="0.5em"/>
                        <mo stretchy="false">+</mo>
                        <mspace width="0.5em"/>
                      </mrow>
                      <msub>
                        <mi mathvariant="italic">td</mi>
                        <mn>2</mn>
                      </msub>
                      <mrow>
                        <mspace width="2em"/>
                        <mo stretchy="false">⋅</mo>
                        <msub>
                          <mi>a</mi>
                          <mn>2</mn>
                        </msub>
                      </mrow>
                      <mrow>
                        <mspace width="0.5em"/>
                        <mo stretchy="false">+</mo>
                        <mspace width="0.5em"/>
                      </mrow>
                      <msub>
                        <mi mathvariant="italic">td</mi>
                        <mn>3</mn>
                      </msub>
                      <mrow>
                        <mspace width="2em"/>
                        <mo stretchy="false">⋅</mo>
                        <msub>
                          <mi>a</mi>
                          <mn>3</mn>
                        </msub>
                      </mrow>
                    </mrow>
                  </mrow>
                  <mo fence="true" stretchy="false">)</mo>
                </mrow>
                <mn>2</mn>
              </msup>
            </mphantom>
            <mrow>
              <mspace width="2em"/>
              <mo stretchy="false">=</mo>
              <mspace width="2em"/>
            </mrow>
            <msup>
              <mi>t</mi>
              <mn>2</mn>
            </msup>
            <mrow>
              <mspace width="2em"/>
              <mo stretchy="false">⋅</mo>
              <mspace width="0.5em"/>
            </mrow>
            <msup>
              <mrow>
                <mo fence="true" stretchy="false">(</mo>
                <mrow>
                  <mrow>
                    <msub>
                      <mi>d</mi>
                      <mn>1</mn>
                    </msub>
                    <msub>
                      <mi>a</mi>
                      <mn>1</mn>
                    </msub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n>2</mn>
                    </msub>
                    <msub>
                      <mi>a</mi>
                      <mn>2</mn>
                    </msub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n>3</mn>
                    </msub>
                    <msub>
                      <mi>a</mi>
                      <mn>3</mn>
                    </msub>
                  </mrow>
                </mrow>
                <mo fence="true" stretchy="false">)</mo>
              </mrow>
              <mn>2</mn>
            </msup>
          </mrow>
        </mtd>
      </mtr>
      <mtr>
        <mtd>
          <mrow>
            <mphantom>
              <msup>
                <mrow>
                  <mo fence="true" stretchy="false">(</mo>
                  <mrow>
                    <mrow>
                      <msub>
                        <mi mathvariant="italic">td</mi>
                        <mn>1</mn>
                      </msub>
                      <mrow>
                        <mspace width="2em"/>
                        <mo stretchy="false">⋅</mo>
                        <mspace width="0.5em"/>
                      </mrow>
                      <msub>
                        <mi>a</mi>
                        <mn>1</mn>
                      </msub>
                      <mrow>
                        <mspace width="0.5em"/>
                        <mo stretchy="false">+</mo>
                        <mspace width="0.5em"/>
                      </mrow>
                      <msub>
                        <mi mathvariant="italic">td</mi>
                        <mn>2</mn>
                      </msub>
                      <mrow>
                        <mspace width="2em"/>
                        <mo stretchy="false">⋅</mo>
                        <msub>
                          <mi>a</mi>
                          <mn>2</mn>
                        </msub>
                      </mrow>
                      <mrow>
                        <mspace width="0.5em"/>
                        <mo stretchy="false">+</mo>
                        <mspace width="0.5em"/>
                      </mrow>
                      <msub>
                        <mi mathvariant="italic">td</mi>
                        <mn>3</mn>
                      </msub>
                      <mrow>
                        <mspace width="2em"/>
                        <mo stretchy="false">⋅</mo>
                        <msub>
                          <mi>a</mi>
                          <mn>3</mn>
                        </msub>
                      </mrow>
                    </mrow>
                  </mrow>
                  <mo fence="true" stretchy="false">)</mo>
                </mrow>
                <mn>2</mn>
              </msup>
            </mphantom>
            <mrow>
              <mspace width="2em"/>
              <mo stretchy="false">=</mo>
              <mspace width="2em"/>
            </mrow>
            <msup>
              <mi>t</mi>
              <mn>2</mn>
            </msup>
            <mrow>
              <mspace width="2em"/>
              <mo stretchy="false">⋅</mo>
              <mspace width="0.5em"/>
            </mrow>
            <msup>
              <mrow>
                <mo fence="true" stretchy="false">(</mo>
                <mrow>
                  <mrow>
                    <mover accent="true">
                      <mi>d</mi>
                      <mo stretchy="false">⃗</mo>
                    </mover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n>2</mn>
            </msup>
          </mrow>
        </mtd>
      </mtr>
    </mtable>
    <annotation encoding="StarMath 5.0">( td_1 ~ cdot ` a_1 ` + ` td_2 ~ cdot a_2 ` + ` td_3 ~ cdot a_3 )^2 ~ = ~ ( t ~ cdot ` (d_1 a_1 ` + ` d_2 a_2 ` + ` d_3 a_3 ) )^2 newline 

phantom ( td_1 ~ cdot ` a_1 ` + ` td_2 ~ cdot a_2 ` + ` td_3 ~ cdot a_3 )^2 ~ = ~ t^2 ~ cdot ` (d_1 a_1 ` + ` d_2 a_2 ` + ` d_3 a_3 )^2 newline

phantom ( td_1 ~ cdot ` a_1 ` + ` td_2 ~ cdot a_2 ` + ` td_3 ~ cdot a_3 )^2 ~ = ~ t^2 ~ cdot ` (vec d ~ cdot ` vec a )^2 

</annotation>
  </semantics>
</math>
</file>

<file path=Object 4/content.xml><?xml version="1.0" encoding="utf-8"?>
<math xmlns="http://www.w3.org/1998/Math/MathML" display="block">
  <semantics>
    <mrow>
      <msup>
        <mrow>
          <mo fence="true" stretchy="false">(</mo>
          <mrow>
            <mrow>
              <mi>t</mi>
              <mover accent="true">
                <mi>d</mi>
                <mo stretchy="false">⃗</mo>
              </mover>
              <mrow>
                <mspace width="0.5em"/>
                <mo stretchy="false">+</mo>
                <mspace width="0.5em"/>
              </mrow>
              <mrow>
                <mo fence="true" stretchy="false">(</mo>
                <mrow>
                  <mrow>
                    <mi>O</mi>
                    <mrow>
                      <mspace width="0.5em"/>
                      <mo stretchy="false">−</mo>
                      <mspace width="0.5em"/>
                    </mrow>
                    <mi>C</mi>
                  </mrow>
                </mrow>
                <mo fence="true" stretchy="false">)</mo>
              </mrow>
            </mrow>
          </mrow>
          <mo fence="true" stretchy="false">)</mo>
        </mrow>
        <mi>T</mi>
      </msup>
      <mspace width="0.5em"/>
      <mrow>
        <mo fence="true" stretchy="false">(</mo>
        <mrow>
          <mrow>
            <mi>t</mi>
            <mover accent="true">
              <mi>d</mi>
              <mo stretchy="false">⃗</mo>
            </mover>
            <mrow>
              <mspace width="0.5em"/>
              <mo stretchy="false">+</mo>
              <mspace width="0.5em"/>
            </mrow>
            <mrow>
              <mo fence="true" stretchy="false">(</mo>
              <mrow>
                <mrow>
                  <mi>O</mi>
                  <mrow>
                    <mspace width="0.5em"/>
                    <mo stretchy="false">−</mo>
                    <mspace width="0.5em"/>
                  </mrow>
                  <mi>C</mi>
                </mrow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space width="2em"/>
      </mrow>
      <msup>
        <mi>r</mi>
        <mn>2</mn>
      </msup>
      <mrow>
        <mspace width="0.5em"/>
        <mo stretchy="false">+</mo>
        <mspace width="0.5em"/>
      </mrow>
      <mrow>
        <mo fence="true" stretchy="false">[</mo>
        <mrow>
          <mrow>
            <msup>
              <mi>t</mi>
              <mn>2</mn>
            </msup>
            <mrow>
              <mspace width="2em"/>
              <mo stretchy="false">⋅</mo>
              <mspace width="0.5em"/>
            </mrow>
            <msup>
              <mrow>
                <mo fence="true" stretchy="false">(</mo>
                <mrow>
                  <mrow>
                    <mover accent="true">
                      <mi>d</mi>
                      <mo stretchy="false">⃗</mo>
                    </mover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n>2</mn>
            </msup>
            <mrow>
              <mspace width="0.5em"/>
              <mo stretchy="false">+</mo>
              <mspace width="0.5em"/>
            </mrow>
            <mn>2</mn>
            <mrow>
              <mo fence="true" stretchy="false">(</mo>
              <mrow>
                <mrow>
                  <mi>t</mi>
                  <mover accent="true">
                    <mi>d</mi>
                    <mo stretchy="false">⃗</mo>
                  </mover>
                  <mrow>
                    <mspace width="2em"/>
                    <mo stretchy="false">⋅</mo>
                    <mspace width="0.5em"/>
                  </mrow>
                  <mover accent="true">
                    <mi>a</mi>
                    <mo stretchy="false">⃗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O</mi>
                        <mrow>
                          <mspace width="0.5em"/>
                          <mo stretchy="false">−</mo>
                          <mspace width="0.5em"/>
                        </mrow>
                        <mi>C</mi>
                      </mrow>
                    </mrow>
                    <mo fence="true" stretchy="false">)</mo>
                  </mrow>
                  <mrow>
                    <mspace width="2em"/>
                    <mo stretchy="false">⋅</mo>
                    <mspace width="0.5em"/>
                  </mrow>
                  <mover accent="true">
                    <mi>a</mi>
                    <mo stretchy="false">⃗</mo>
                  </mover>
                </mrow>
              </mrow>
              <mo fence="true" stretchy="false">)</mo>
            </mrow>
            <mrow>
              <mspace width="0.5em"/>
              <mo stretchy="false">+</mo>
              <mspace width="0.5em"/>
            </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O</mi>
                          <mrow>
                            <mspace width="0.5em"/>
                            <mo stretchy="false">−</mo>
                            <mspace width="0.5em"/>
                          </mrow>
                          <mi>C</mi>
                        </mrow>
                      </mrow>
                      <mo fence="true" stretchy="false">)</mo>
                    </mrow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n>2</mn>
            </msup>
          </mrow>
        </mrow>
        <mo fence="true" stretchy="false">]</mo>
      </mrow>
    </mrow>
    <annotation encoding="StarMath 5.0">
(t vec d ` + ` (O ` - ` C))^ {T}  ` (t vec d ` + ` (O ` - ` C)) ~ = ~ r^2 ` + ` [ t^2 ~ cdot ` (vec d ~ cdot ` vec a )^2 ` + ` 2 (t vec d  ~ cdot ` vec a)((O ` - ` C) ~ cdot ` vec a) ` + ` ((O ` - ` C) ~ cdot ` vec a)^2 ] 
 </annotation>
  </semantics>
</math>
</file>

<file path=Object 5/content.xml><?xml version="1.0" encoding="utf-8"?>
<math xmlns="http://www.w3.org/1998/Math/MathML" display="block">
  <semantics>
    <mtable>
      <mtr>
        <mtd>
          <mrow>
            <mi>a</mi>
            <mrow>
              <mspace width="2em"/>
              <mo stretchy="false">=</mo>
              <mspace width="2em"/>
            </mrow>
            <msup>
              <mover accent="true">
                <mi>d</mi>
                <mo stretchy="false">⃗</mo>
              </mover>
              <mi>T</mi>
            </msup>
            <mover accent="true">
              <mi>d</mi>
              <mo stretchy="false">⃗</mo>
            </mover>
            <mrow>
              <mspace width="0.5em"/>
              <mo stretchy="false">−</mo>
              <mspace width="0.5em"/>
            </mrow>
            <msup>
              <mrow>
                <mo fence="true" stretchy="false">(</mo>
                <mrow>
                  <mrow>
                    <mover accent="true">
                      <mi>d</mi>
                      <mo stretchy="false">⃗</mo>
                    </mover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n>2</mn>
            </msup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n>2</mn>
            <mrow>
              <mo fence="true" stretchy="false">(</mo>
              <mrow>
                <mrow>
                  <msup>
                    <mover accent="true">
                      <mi>d</mi>
                      <mo stretchy="false">⃗</mo>
                    </mover>
                    <mi>T</mi>
                  </msup>
                  <mrow>
                    <mo fence="true" stretchy="false">(</mo>
                    <mrow>
                      <mrow>
                        <mi>O</mi>
                        <mrow>
                          <mspace width="0.5em"/>
                          <mo stretchy="false">−</mo>
                          <mspace width="0.5em"/>
                        </mrow>
                        <mi>C</mi>
                      </mrow>
                    </mrow>
                    <mo fence="true" stretchy="false">)</mo>
                  </mrow>
                  <mrow>
                    <mspace width="0.5em"/>
                    <mo stretchy="false">−</mo>
                    <mspace width="0.5em"/>
                  </mrow>
                  <mrow>
                    <mo fence="true" stretchy="false">(</mo>
                    <mrow>
                      <mrow>
                        <mover accent="true">
                          <mi>d</mi>
                          <mo stretchy="false">⃗</mo>
                        </mover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O</mi>
                              <mrow>
                                <mspace width="0.5em"/>
                                <mo stretchy="false">−</mo>
                                <mspace width="0.5em"/>
                              </mrow>
                              <mi>C</mi>
                            </mrow>
                          </mrow>
                          <mo fence="true" stretchy="false">)</mo>
                        </mrow>
                        <mrow>
                          <mspace width="2em"/>
                          <mo stretchy="false">⋅</mo>
                          <mspace width="0.5em"/>
                        </mrow>
                        <mover accent="true">
                          <mi>a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i>c</mi>
            <mrow>
              <mspace width="2em"/>
              <mo stretchy="false">=</mo>
              <mspace width="2em"/>
            </mrow>
            <msup>
              <mrow>
                <mo fence="true" stretchy="false">(</mo>
                <mrow>
                  <mrow>
                    <mi>O</mi>
                    <mrow>
                      <mspace width="0.5em"/>
                      <mo stretchy="false">−</mo>
                      <mspace width="0.5em"/>
                    </mrow>
                    <mi>C</mi>
                  </mrow>
                </mrow>
                <mo fence="true" stretchy="false">)</mo>
              </mrow>
              <mi>T</mi>
            </msup>
            <mspace width="0.5em"/>
            <mrow>
              <mo fence="true" stretchy="false">(</mo>
              <mrow>
                <mrow>
                  <mi>O</mi>
                  <mrow>
                    <mspace width="0.5em"/>
                    <mo stretchy="false">−</mo>
                    <mspace width="0.5em"/>
                  </mrow>
                  <mi>C</mi>
                </mrow>
              </mrow>
              <mo fence="true" stretchy="false">)</mo>
            </mrow>
            <mrow>
              <mspace width="0.5em"/>
              <mo stretchy="false">−</mo>
              <mspace width="0.5em"/>
            </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O</mi>
                          <mrow>
                            <mspace width="0.5em"/>
                            <mo stretchy="false">−</mo>
                            <mspace width="0.5em"/>
                          </mrow>
                          <mi>C</mi>
                        </mrow>
                      </mrow>
                      <mo fence="true" stretchy="false">)</mo>
                    </mrow>
                    <mrow>
                      <mspace width="2em"/>
                      <mo stretchy="false">⋅</mo>
                      <mspace width="0.5em"/>
                    </mrow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n>2</mn>
            </msup>
            <mrow>
              <mspace width="0.5em"/>
              <mo stretchy="false">−</mo>
              <mspace width="0.5em"/>
            </mrow>
            <msup>
              <mi>r</mi>
              <mn>2</mn>
            </msup>
          </mrow>
        </mtd>
      </mtr>
    </mtable>
    <annotation encoding="StarMath 5.0">a ~ = ~ {vec d}^T vec d ` - `( vec d ~ cdot ` vec a )^2 newline

b  ~ = ~ 2( {vec d}^T ( O ` - ` C ) ` - ` ( vec d ~ cdot ` vec a )(( O ` - ` C ) ~ cdot ` vec a )) newline

c ~ = ~ ( O ` - ` C )^T ` ( O ` - ` C ) ` - ` ( ( O ` - ` C ) ~ cdot ` vec a )^2 ` - ` r^2</annotation>
  </semantics>
</math>
</file>

<file path=Object 6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7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a</mi>
              <mo stretchy="false">⃗</mo>
            </mover>
            <mspace width="0.5em"/>
          </mrow>
        </mrow>
        <mo fence="true" stretchy="true">|</mo>
      </mrow>
      <mrow>
        <mspace width="0.5em"/>
        <mo stretchy="false">=</mo>
        <mspace width="0.5em"/>
      </mrow>
      <mn>1</mn>
    </mrow>
    <annotation encoding="StarMath 5.0">abs { ` vec a ` } ` = ` 1</annotation>
  </semantics>
</math>
</file>

<file path=Object 8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i>O</mi>
      <mrow>
        <mspace width="0.5em"/>
        <mo stretchy="false">+</mo>
        <mspace width="0.5em"/>
      </mrow>
      <mi>t</mi>
      <mover accent="true">
        <mi>d</mi>
        <mo stretchy="false">⃗</mo>
      </mover>
    </mrow>
    <annotation encoding="StarMath 5.0">X ` = ` O ` + ` t vec d</annotation>
  </semantics>
</math>
</file>

<file path=Object 9/content.xml><?xml version="1.0" encoding="utf-8"?>
<math xmlns="http://www.w3.org/1998/Math/MathML" display="block">
  <semantics>
    <msup>
      <mrow>
        <mo fence="true" stretchy="false">(</mo>
        <mrow>
          <mrow>
            <mi>t</mi>
            <mover accent="true">
              <mi>d</mi>
              <mo stretchy="false">⃗</mo>
            </mover>
            <mrow>
              <mspace width="2em"/>
              <mo stretchy="false">⋅</mo>
              <mspace width="0.5em"/>
            </mrow>
            <mover accent="true">
              <mi>a</mi>
              <mo stretchy="false">⃗</mo>
            </mover>
          </mrow>
        </mrow>
        <mo fence="true" stretchy="false">)</mo>
      </mrow>
      <mn>2</mn>
    </msup>
    <annotation encoding="StarMath 5.0">(t vec d  ~ cdot ` vec a)^2</annotation>
  </semantics>
</math>
</file>